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9cm" svg:height="15cm" svg:x="7.3cm" svg:y="2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1.035cm" svg:height="0.962cm" svg:x="16.733cm" svg:y="12.238cm">
          <draw:text-box>
            <text:p>...</text:p>
          </draw:text-box>
        </draw:frame>
        <draw:connector draw:style-name="gr3" draw:text-style-name="P1" draw:layer="layout" svg:x1="11.625cm" svg:y1="5.75cm" svg:x2="11.625cm" svg:y2="5.75cm" draw:start-shape="id1" draw:start-glue-point="6" draw:end-shape="id1" draw:end-glue-point="6" svg:d="m11625 5750">
          <text:p/>
        </draw:connector>
        <draw:g>
          <draw:custom-shape draw:style-name="gr4" draw:text-style-name="P1" draw:id="id1" draw:layer="layout" svg:width="6.5cm" svg:height="1.5cm" svg:x="8.375cm" svg:y="4.25cm">
            <text:p text:style-name="P1">Middleware 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2cm" svg:height="1cm" svg:x="15.625cm" svg:y="4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layer="layout" svg:width="8cm" svg:height="1.5cm" svg:x="18.125cm" svg:y="4.25cm">
            <text:p text:style-name="P1">Ausgabe Middleware 1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1" draw:layer="layout" svg:width="6.5cm" svg:height="1.5cm" svg:x="8.375cm" svg:y="6.85cm">
            <text:p text:style-name="P1">Middleware 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2cm" svg:height="1cm" svg:x="15.625cm" svg:y="7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layer="layout" svg:width="8cm" svg:height="1.5cm" svg:x="18.125cm" svg:y="6.85cm">
            <text:p text:style-name="P1">Ausgabe Middleware 2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1" draw:layer="layout" svg:width="6.5cm" svg:height="1.5cm" svg:x="8.375cm" svg:y="9.35cm">
            <text:p text:style-name="P1">Middleware 3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2cm" svg:height="1cm" svg:x="15.625cm" svg:y="9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layer="layout" svg:width="8cm" svg:height="1.5cm" svg:x="18.125cm" svg:y="9.35cm">
            <text:p text:style-name="P1">Ausgabe Middleware 3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1" draw:layer="layout" svg:width="6.5cm" svg:height="1.5cm" svg:x="8.375cm" svg:y="12.05cm">
            <text:p text:style-name="P1">Middleware 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2cm" svg:height="1cm" svg:x="15.625cm" svg:y="12.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layer="layout" svg:width="8cm" svg:height="1.5cm" svg:x="18.125cm" svg:y="12.05cm">
            <text:p text:style-name="P1">Ausgabe Middleware n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2" draw:layer="layout" svg:width="5.29cm" svg:height="0.962cm" svg:x="9.5cm" svg:y="1.538cm">
          <draw:text-box>
            <text:p>Rails-Framework</text:p>
          </draw:text-box>
        </draw:frame>
        <draw:custom-shape draw:style-name="gr4" draw:text-style-name="P1" draw:layer="layout" svg:width="6.5cm" svg:height="2.5cm" svg:x="0.5cm" svg:y="9cm">
          <text:p text:style-name="P1">Anfrage (Request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1" draw:layer="layout" svg:width="6.5cm" svg:height="1.5cm" svg:x="8.375cm" svg:y="14.65cm">
            <text:p text:style-name="P1">Rails MV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2cm" svg:height="1cm" svg:x="15.625cm" svg:y="14.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layer="layout" svg:width="8cm" svg:height="1.5cm" svg:x="18.125cm" svg:y="14.65cm">
            <text:p text:style-name="P1">Ausgabe Rails MVC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6" draw:layer="layout" svg:width="2cm" svg:height="0.962cm" svg:x="11cm" svg:y="11cm">
          <draw:text-box>
            <text:p>...</text:p>
          </draw:text-box>
        </draw:frame>
        <draw:frame draw:style-name="gr6" draw:layer="layout" svg:width="2cm" svg:height="0.962cm" svg:x="21.5cm" svg:y="11cm">
          <draw:text-box>
            <text:p>...</text:p>
          </draw:text-box>
        </draw:frame>
        <draw:custom-shape draw:style-name="gr1" draw:text-style-name="P1" draw:layer="layout" svg:width="1cm" svg:height="1.5cm" svg:x="11cm" svg:y="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5cm" svg:x="11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5cm" svg:x="11cm" svg:y="10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5cm" svg:x="11cm" svg:y="1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2cm" svg:height="0.962cm" svg:x="12.6cm" svg:y="11cm">
          <draw:text-box>
            <text:p>...</text:p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phan Keller</meta:initial-creator>
    <meta:creation-date>2011-10-05T09:45:44</meta:creation-date>
    <meta:editing-duration>PT00H22M31S</meta:editing-duration>
    <meta:editing-cycles>7</meta:editing-cycles>
    <dc:date>2011-10-05T10:23:25</dc:date>
    <dc:creator>Stephan Keller</dc:creator>
    <meta:generator>OpenOffice.org/3.2$Linux OpenOffice.org_project/320m12$Build-9483</meta:generator>
    <meta:document-statistic meta:object-count="55"/>
  </office:meta>
</office:document-meta>
</file>